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133.569247961044" calcext:value-type="float">
            <text:p>133.569247961044</text:p>
          </table:table-cell>
          <table:table-cell table:number-columns-repeated="5" office:value-type="float" office:value="46452" calcext:value-type="float">
            <text:p>46452</text:p>
          </table:table-cell>
          <table:table-cell table:number-columns-repeated="3" office:value-type="float" office:value="46335" calcext:value-type="float">
            <text:p>46335</text:p>
          </table:table-cell>
          <table:table-cell/>
          <table:table-cell office:value-type="string" calcext:value-type="string">
            <text:p>pr107</text:p>
          </table:table-cell>
          <table:table-cell/>
          <table:table-cell table:formula="of:=([.B2]-[.$K$3])/[.$K$3]" office:value-type="float" office:value="0.0485068731237162" calcext:value-type="float">
            <text:p>0.048506873123716</text:p>
          </table:table-cell>
          <table:table-cell table:formula="of:=([.C2]-[.$K$3])/[.$K$3]" office:value-type="float" office:value="0.0485068731237162" calcext:value-type="float">
            <text:p>0.048506873123716</text:p>
          </table:table-cell>
          <table:table-cell table:formula="of:=([.D2]-[.$K$3])/[.$K$3]" office:value-type="float" office:value="0.0485068731237162" calcext:value-type="float">
            <text:p>0.048506873123716</text:p>
          </table:table-cell>
          <table:table-cell table:formula="of:=([.E2]-[.$K$3])/[.$K$3]" office:value-type="float" office:value="0.0485068731237162" calcext:value-type="float">
            <text:p>0.048506873123716</text:p>
          </table:table-cell>
          <table:table-cell table:formula="of:=([.F2]-[.$K$3])/[.$K$3]" office:value-type="float" office:value="0.0485068731237162" calcext:value-type="float">
            <text:p>0.048506873123716</text:p>
          </table:table-cell>
          <table:table-cell table:formula="of:=([.G2]-[.$K$3])/[.$K$3]" office:value-type="float" office:value="0.0458659684445749" calcext:value-type="float">
            <text:p>0.045865968444575</text:p>
          </table:table-cell>
          <table:table-cell table:formula="of:=([.H2]-[.$K$3])/[.$K$3]" office:value-type="float" office:value="0.0458659684445749" calcext:value-type="float">
            <text:p>0.045865968444575</text:p>
          </table:table-cell>
          <table:table-cell table:formula="of:=([.I2]-[.$K$3])/[.$K$3]" office:value-type="float" office:value="0.0458659684445749" calcext:value-type="float">
            <text:p>0.045865968444575</text:p>
          </table:table-cell>
        </table:table-row>
        <table:table-row table:style-name="ro1">
          <table:table-cell office:value-type="float" office:value="134.047927856445" calcext:value-type="float">
            <text:p>134.047927856445</text:p>
          </table:table-cell>
          <table:table-cell table:number-columns-repeated="2" office:value-type="float" office:value="46563" calcext:value-type="float">
            <text:p>46563</text:p>
          </table:table-cell>
          <table:table-cell office:value-type="float" office:value="46269" calcext:value-type="float">
            <text:p>46269</text:p>
          </table:table-cell>
          <table:table-cell table:number-columns-repeated="2" office:value-type="float" office:value="46214" calcext:value-type="float">
            <text:p>46214</text:p>
          </table:table-cell>
          <table:table-cell office:value-type="float" office:value="46097" calcext:value-type="float">
            <text:p>46097</text:p>
          </table:table-cell>
          <table:table-cell table:number-columns-repeated="2" office:value-type="float" office:value="45991" calcext:value-type="float">
            <text:p>45991</text:p>
          </table:table-cell>
          <table:table-cell/>
          <table:table-cell office:value-type="float" office:value="44303" calcext:value-type="float">
            <text:p>44303</text:p>
          </table:table-cell>
          <table:table-cell/>
          <table:table-cell table:formula="of:=([.B3]-[.$K$3])/[.$K$3]" office:value-type="float" office:value="0.0510123467936709" calcext:value-type="float">
            <text:p>0.051012346793671</text:p>
          </table:table-cell>
          <table:table-cell table:formula="of:=([.C3]-[.$K$3])/[.$K$3]" office:value-type="float" office:value="0.0510123467936709" calcext:value-type="float">
            <text:p>0.051012346793671</text:p>
          </table:table-cell>
          <table:table-cell table:formula="of:=([.D3]-[.$K$3])/[.$K$3]" office:value-type="float" office:value="0.0443762273435208" calcext:value-type="float">
            <text:p>0.044376227343521</text:p>
          </table:table-cell>
          <table:table-cell table:formula="of:=([.E3]-[.$K$3])/[.$K$3]" office:value-type="float" office:value="0.0431347764259757" calcext:value-type="float">
            <text:p>0.043134776425976</text:p>
          </table:table-cell>
          <table:table-cell table:formula="of:=([.F3]-[.$K$3])/[.$K$3]" office:value-type="float" office:value="0.0431347764259757" calcext:value-type="float">
            <text:p>0.043134776425976</text:p>
          </table:table-cell>
          <table:table-cell table:formula="of:=([.G3]-[.$K$3])/[.$K$3]" office:value-type="float" office:value="0.0404938717468343" calcext:value-type="float">
            <text:p>0.040493871746834</text:p>
          </table:table-cell>
          <table:table-cell table:formula="of:=([.H3]-[.$K$3])/[.$K$3]" office:value-type="float" office:value="0.0381012572512019" calcext:value-type="float">
            <text:p>0.038101257251202</text:p>
          </table:table-cell>
          <table:table-cell table:formula="of:=([.I3]-[.$K$3])/[.$K$3]" office:value-type="float" office:value="0.0381012572512019" calcext:value-type="float">
            <text:p>0.038101257251202</text:p>
          </table:table-cell>
        </table:table-row>
        <table:table-row table:style-name="ro1">
          <table:table-cell office:value-type="float" office:value="140.120809316635" calcext:value-type="float">
            <text:p>140.120809316635</text:p>
          </table:table-cell>
          <table:table-cell table:number-columns-repeated="4" office:value-type="float" office:value="46765" calcext:value-type="float">
            <text:p>46765</text:p>
          </table:table-cell>
          <table:table-cell table:number-columns-repeated="3" office:value-type="float" office:value="46680" calcext:value-type="float">
            <text:p>46680</text:p>
          </table:table-cell>
          <table:table-cell office:value-type="float" office:value="46625" calcext:value-type="float">
            <text:p>46625</text:p>
          </table:table-cell>
          <table:table-cell table:number-columns-repeated="3"/>
          <table:table-cell table:formula="of:=([.B4]-[.$K$3])/[.$K$3]" office:value-type="float" office:value="0.055571857436291" calcext:value-type="float">
            <text:p>0.055571857436291</text:p>
          </table:table-cell>
          <table:table-cell table:formula="of:=([.C4]-[.$K$3])/[.$K$3]" office:value-type="float" office:value="0.055571857436291" calcext:value-type="float">
            <text:p>0.055571857436291</text:p>
          </table:table-cell>
          <table:table-cell table:formula="of:=([.D4]-[.$K$3])/[.$K$3]" office:value-type="float" office:value="0.055571857436291" calcext:value-type="float">
            <text:p>0.055571857436291</text:p>
          </table:table-cell>
          <table:table-cell table:formula="of:=([.E4]-[.$K$3])/[.$K$3]" office:value-type="float" office:value="0.055571857436291" calcext:value-type="float">
            <text:p>0.055571857436291</text:p>
          </table:table-cell>
          <table:table-cell table:formula="of:=([.F4]-[.$K$3])/[.$K$3]" office:value-type="float" office:value="0.0536532514728122" calcext:value-type="float">
            <text:p>0.053653251472812</text:p>
          </table:table-cell>
          <table:table-cell table:formula="of:=([.G4]-[.$K$3])/[.$K$3]" office:value-type="float" office:value="0.0536532514728122" calcext:value-type="float">
            <text:p>0.053653251472812</text:p>
          </table:table-cell>
          <table:table-cell table:formula="of:=([.H4]-[.$K$3])/[.$K$3]" office:value-type="float" office:value="0.0536532514728122" calcext:value-type="float">
            <text:p>0.053653251472812</text:p>
          </table:table-cell>
          <table:table-cell table:formula="of:=([.I4]-[.$K$3])/[.$K$3]" office:value-type="float" office:value="0.0524118005552671" calcext:value-type="float">
            <text:p>0.052411800555267</text:p>
          </table:table-cell>
        </table:table-row>
        <table:table-row table:style-name="ro1">
          <table:table-cell office:value-type="float" office:value="132.991005659103" calcext:value-type="float">
            <text:p>132.991005659103</text:p>
          </table:table-cell>
          <table:table-cell table:number-columns-repeated="8" office:value-type="float" office:value="46198" calcext:value-type="float">
            <text:p>46198</text:p>
          </table:table-cell>
          <table:table-cell table:number-columns-repeated="3"/>
          <table:table-cell table:formula="of:=([.B5]-[.$K$3])/[.$K$3]" office:value-type="float" office:value="0.0427736270681444" calcext:value-type="float">
            <text:p>0.042773627068144</text:p>
          </table:table-cell>
          <table:table-cell table:formula="of:=([.C5]-[.$K$3])/[.$K$3]" office:value-type="float" office:value="0.0427736270681444" calcext:value-type="float">
            <text:p>0.042773627068144</text:p>
          </table:table-cell>
          <table:table-cell table:formula="of:=([.D5]-[.$K$3])/[.$K$3]" office:value-type="float" office:value="0.0427736270681444" calcext:value-type="float">
            <text:p>0.042773627068144</text:p>
          </table:table-cell>
          <table:table-cell table:formula="of:=([.E5]-[.$K$3])/[.$K$3]" office:value-type="float" office:value="0.0427736270681444" calcext:value-type="float">
            <text:p>0.042773627068144</text:p>
          </table:table-cell>
          <table:table-cell table:formula="of:=([.F5]-[.$K$3])/[.$K$3]" office:value-type="float" office:value="0.0427736270681444" calcext:value-type="float">
            <text:p>0.042773627068144</text:p>
          </table:table-cell>
          <table:table-cell table:formula="of:=([.G5]-[.$K$3])/[.$K$3]" office:value-type="float" office:value="0.0427736270681444" calcext:value-type="float">
            <text:p>0.042773627068144</text:p>
          </table:table-cell>
          <table:table-cell table:formula="of:=([.H5]-[.$K$3])/[.$K$3]" office:value-type="float" office:value="0.0427736270681444" calcext:value-type="float">
            <text:p>0.042773627068144</text:p>
          </table:table-cell>
          <table:table-cell table:formula="of:=([.I5]-[.$K$3])/[.$K$3]" office:value-type="float" office:value="0.0427736270681444" calcext:value-type="float">
            <text:p>0.042773627068144</text:p>
          </table:table-cell>
        </table:table-row>
        <table:table-row table:style-name="ro1">
          <table:table-cell office:value-type="float" office:value="135.857357978821" calcext:value-type="float">
            <text:p>135.857357978821</text:p>
          </table:table-cell>
          <table:table-cell table:number-columns-repeated="2" office:value-type="float" office:value="46680" calcext:value-type="float">
            <text:p>46680</text:p>
          </table:table-cell>
          <table:table-cell office:value-type="float" office:value="46030" calcext:value-type="float">
            <text:p>46030</text:p>
          </table:table-cell>
          <table:table-cell table:number-columns-repeated="2" office:value-type="float" office:value="45991" calcext:value-type="float">
            <text:p>45991</text:p>
          </table:table-cell>
          <table:table-cell table:number-columns-repeated="3" office:value-type="float" office:value="45874" calcext:value-type="float">
            <text:p>45874</text:p>
          </table:table-cell>
          <table:table-cell table:number-columns-repeated="3"/>
          <table:table-cell table:formula="of:=([.B6]-[.$K$3])/[.$K$3]" office:value-type="float" office:value="0.0536532514728122" calcext:value-type="float">
            <text:p>0.053653251472812</text:p>
          </table:table-cell>
          <table:table-cell table:formula="of:=([.C6]-[.$K$3])/[.$K$3]" office:value-type="float" office:value="0.0536532514728122" calcext:value-type="float">
            <text:p>0.053653251472812</text:p>
          </table:table-cell>
          <table:table-cell table:formula="of:=([.D6]-[.$K$3])/[.$K$3]" office:value-type="float" office:value="0.0389815588109157" calcext:value-type="float">
            <text:p>0.038981558810916</text:p>
          </table:table-cell>
          <table:table-cell table:formula="of:=([.E6]-[.$K$3])/[.$K$3]" office:value-type="float" office:value="0.0381012572512019" calcext:value-type="float">
            <text:p>0.038101257251202</text:p>
          </table:table-cell>
          <table:table-cell table:formula="of:=([.F6]-[.$K$3])/[.$K$3]" office:value-type="float" office:value="0.0381012572512019" calcext:value-type="float">
            <text:p>0.038101257251202</text:p>
          </table:table-cell>
          <table:table-cell table:formula="of:=([.G6]-[.$K$3])/[.$K$3]" office:value-type="float" office:value="0.0354603525720606" calcext:value-type="float">
            <text:p>0.035460352572061</text:p>
          </table:table-cell>
          <table:table-cell table:formula="of:=([.H6]-[.$K$3])/[.$K$3]" office:value-type="float" office:value="0.0354603525720606" calcext:value-type="float">
            <text:p>0.035460352572061</text:p>
          </table:table-cell>
          <table:table-cell table:formula="of:=([.I6]-[.$K$3])/[.$K$3]" office:value-type="float" office:value="0.0354603525720606" calcext:value-type="float">
            <text:p>0.035460352572061</text:p>
          </table:table-cell>
        </table:table-row>
        <table:table-row table:style-name="ro1">
          <table:table-cell office:value-type="float" office:value="33.3632926940918" calcext:value-type="float">
            <text:p>33.3632926940918</text:p>
          </table:table-cell>
          <table:table-cell table:number-columns-repeated="2" office:value-type="float" office:value="5786" calcext:value-type="float">
            <text:p>5786</text:p>
          </table:table-cell>
          <table:table-cell office:value-type="float" office:value="5708" calcext:value-type="float">
            <text:p>5708</text:p>
          </table:table-cell>
          <table:table-cell office:value-type="float" office:value="5558" calcext:value-type="float">
            <text:p>5558</text:p>
          </table:table-cell>
          <table:table-cell office:value-type="float" office:value="5551" calcext:value-type="float">
            <text:p>5551</text:p>
          </table:table-cell>
          <table:table-cell office:value-type="float" office:value="5498" calcext:value-type="float">
            <text:p>5498</text:p>
          </table:table-cell>
          <table:table-cell table:number-columns-repeated="2" office:value-type="float" office:value="5411" calcext:value-type="float">
            <text:p>5411</text:p>
          </table:table-cell>
          <table:table-cell/>
          <table:table-cell office:value-type="string" calcext:value-type="string">
            <text:p>gr48</text:p>
          </table:table-cell>
          <table:table-cell/>
          <table:table-cell table:formula="of:=([.B7]-[.$K$8])/[.$K$8]" office:value-type="float" office:value="0.146650812524772" calcext:value-type="float">
            <text:p>0.146650812524772</text:p>
          </table:table-cell>
          <table:table-cell table:formula="of:=([.C7]-[.$K$8])/[.$K$8]" office:value-type="float" office:value="0.146650812524772" calcext:value-type="float">
            <text:p>0.146650812524772</text:p>
          </table:table-cell>
          <table:table-cell table:formula="of:=([.D7]-[.$K$8])/[.$K$8]" office:value-type="float" office:value="0.131193024177566" calcext:value-type="float">
            <text:p>0.131193024177566</text:p>
          </table:table-cell>
          <table:table-cell table:formula="of:=([.E7]-[.$K$8])/[.$K$8]" office:value-type="float" office:value="0.101466508125248" calcext:value-type="float">
            <text:p>0.101466508125248</text:p>
          </table:table-cell>
          <table:table-cell table:formula="of:=([.F7]-[.$K$8])/[.$K$8]" office:value-type="float" office:value="0.100079270709473" calcext:value-type="float">
            <text:p>0.100079270709473</text:p>
          </table:table-cell>
          <table:table-cell table:formula="of:=([.G7]-[.$K$8])/[.$K$8]" office:value-type="float" office:value="0.0895759017043203" calcext:value-type="float">
            <text:p>0.08957590170432</text:p>
          </table:table-cell>
          <table:table-cell table:formula="of:=([.H7]-[.$K$8])/[.$K$8]" office:value-type="float" office:value="0.0723345223939754" calcext:value-type="float">
            <text:p>0.072334522393976</text:p>
          </table:table-cell>
          <table:table-cell table:formula="of:=([.I7]-[.$K$8])/[.$K$8]" office:value-type="float" office:value="0.0723345223939754" calcext:value-type="float">
            <text:p>0.072334522393976</text:p>
          </table:table-cell>
        </table:table-row>
        <table:table-row table:style-name="ro1">
          <table:table-cell office:value-type="float" office:value="33.7351331710815" calcext:value-type="float">
            <text:p>33.7351331710815</text:p>
          </table:table-cell>
          <table:table-cell office:value-type="float" office:value="5876" calcext:value-type="float">
            <text:p>5876</text:p>
          </table:table-cell>
          <table:table-cell office:value-type="float" office:value="5862" calcext:value-type="float">
            <text:p>5862</text:p>
          </table:table-cell>
          <table:table-cell office:value-type="float" office:value="5804" calcext:value-type="float">
            <text:p>5804</text:p>
          </table:table-cell>
          <table:table-cell table:number-columns-repeated="2" office:value-type="float" office:value="5667" calcext:value-type="float">
            <text:p>5667</text:p>
          </table:table-cell>
          <table:table-cell office:value-type="float" office:value="5581" calcext:value-type="float">
            <text:p>5581</text:p>
          </table:table-cell>
          <table:table-cell office:value-type="float" office:value="5565" calcext:value-type="float">
            <text:p>5565</text:p>
          </table:table-cell>
          <table:table-cell office:value-type="float" office:value="5348" calcext:value-type="float">
            <text:p>5348</text:p>
          </table:table-cell>
          <table:table-cell/>
          <table:table-cell office:value-type="float" office:value="5046" calcext:value-type="float">
            <text:p>5046</text:p>
          </table:table-cell>
          <table:table-cell/>
          <table:table-cell table:formula="of:=([.B8]-[.$K$8])/[.$K$8]" office:value-type="float" office:value="0.164486722156163" calcext:value-type="float">
            <text:p>0.164486722156163</text:p>
          </table:table-cell>
          <table:table-cell table:formula="of:=([.C8]-[.$K$8])/[.$K$8]" office:value-type="float" office:value="0.161712247324614" calcext:value-type="float">
            <text:p>0.161712247324614</text:p>
          </table:table-cell>
          <table:table-cell table:formula="of:=([.D8]-[.$K$8])/[.$K$8]" office:value-type="float" office:value="0.15021799445105" calcext:value-type="float">
            <text:p>0.15021799445105</text:p>
          </table:table-cell>
          <table:table-cell table:formula="of:=([.E8]-[.$K$8])/[.$K$8]" office:value-type="float" office:value="0.123067776456599" calcext:value-type="float">
            <text:p>0.123067776456599</text:p>
          </table:table-cell>
          <table:table-cell table:formula="of:=([.F8]-[.$K$8])/[.$K$8]" office:value-type="float" office:value="0.123067776456599" calcext:value-type="float">
            <text:p>0.123067776456599</text:p>
          </table:table-cell>
          <table:table-cell table:formula="of:=([.G8]-[.$K$8])/[.$K$8]" office:value-type="float" office:value="0.106024573919937" calcext:value-type="float">
            <text:p>0.106024573919937</text:p>
          </table:table-cell>
          <table:table-cell table:formula="of:=([.H8]-[.$K$8])/[.$K$8]" office:value-type="float" office:value="0.102853745541023" calcext:value-type="float">
            <text:p>0.102853745541023</text:p>
          </table:table-cell>
          <table:table-cell table:formula="of:=([.I8]-[.$K$8])/[.$K$8]" office:value-type="float" office:value="0.0598493856520016" calcext:value-type="float">
            <text:p>0.059849385652002</text:p>
          </table:table-cell>
        </table:table-row>
        <table:table-row table:style-name="ro1">
          <table:table-cell office:value-type="float" office:value="34.7986481189728" calcext:value-type="float">
            <text:p>34.7986481189728</text:p>
          </table:table-cell>
          <table:table-cell office:value-type="float" office:value="5818" calcext:value-type="float">
            <text:p>5818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513" calcext:value-type="float">
            <text:p>5513</text:p>
          </table:table-cell>
          <table:table-cell table:number-columns-repeated="2" office:value-type="float" office:value="5509" calcext:value-type="float">
            <text:p>5509</text:p>
          </table:table-cell>
          <table:table-cell office:value-type="float" office:value="5445" calcext:value-type="float">
            <text:p>5445</text:p>
          </table:table-cell>
          <table:table-cell table:number-columns-repeated="3"/>
          <table:table-cell table:formula="of:=([.B9]-[.$K$8])/[.$K$8]" office:value-type="float" office:value="0.1529924692826" calcext:value-type="float">
            <text:p>0.1529924692826</text:p>
          </table:table-cell>
          <table:table-cell table:formula="of:=([.C9]-[.$K$8])/[.$K$8]" office:value-type="float" office:value="0.13614744351962" calcext:value-type="float">
            <text:p>0.13614744351962</text:p>
          </table:table-cell>
          <table:table-cell table:formula="of:=([.D9]-[.$K$8])/[.$K$8]" office:value-type="float" office:value="0.13614744351962" calcext:value-type="float">
            <text:p>0.13614744351962</text:p>
          </table:table-cell>
          <table:table-cell table:formula="of:=([.E9]-[.$K$8])/[.$K$8]" office:value-type="float" office:value="0.0925485533095521" calcext:value-type="float">
            <text:p>0.092548553309552</text:p>
          </table:table-cell>
          <table:table-cell table:formula="of:=([.F9]-[.$K$8])/[.$K$8]" office:value-type="float" office:value="0.0925485533095521" calcext:value-type="float">
            <text:p>0.092548553309552</text:p>
          </table:table-cell>
          <table:table-cell table:formula="of:=([.G9]-[.$K$8])/[.$K$8]" office:value-type="float" office:value="0.0917558462148236" calcext:value-type="float">
            <text:p>0.091755846214824</text:p>
          </table:table-cell>
          <table:table-cell table:formula="of:=([.H9]-[.$K$8])/[.$K$8]" office:value-type="float" office:value="0.0917558462148236" calcext:value-type="float">
            <text:p>0.091755846214824</text:p>
          </table:table-cell>
          <table:table-cell table:formula="of:=([.I9]-[.$K$8])/[.$K$8]" office:value-type="float" office:value="0.0790725326991677" calcext:value-type="float">
            <text:p>0.079072532699168</text:p>
          </table:table-cell>
        </table:table-row>
        <table:table-row table:style-name="ro1">
          <table:table-cell office:value-type="float" office:value="34.6198303699493" calcext:value-type="float">
            <text:p>34.6198303699493</text:p>
          </table:table-cell>
          <table:table-cell table:number-columns-repeated="2" office:value-type="float" office:value="5868" calcext:value-type="float">
            <text:p>5868</text:p>
          </table:table-cell>
          <table:table-cell office:value-type="float" office:value="5864" calcext:value-type="float">
            <text:p>5864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11" calcext:value-type="float">
            <text:p>5711</text:p>
          </table:table-cell>
          <table:table-cell office:value-type="float" office:value="5665" calcext:value-type="float">
            <text:p>5665</text:p>
          </table:table-cell>
          <table:table-cell table:number-columns-repeated="3"/>
          <table:table-cell table:formula="of:=([.B10]-[.$K$8])/[.$K$8]" office:value-type="float" office:value="0.162901307966706" calcext:value-type="float">
            <text:p>0.162901307966706</text:p>
          </table:table-cell>
          <table:table-cell table:formula="of:=([.C10]-[.$K$8])/[.$K$8]" office:value-type="float" office:value="0.162901307966706" calcext:value-type="float">
            <text:p>0.162901307966706</text:p>
          </table:table-cell>
          <table:table-cell table:formula="of:=([.D10]-[.$K$8])/[.$K$8]" office:value-type="float" office:value="0.162108600871978" calcext:value-type="float">
            <text:p>0.162108600871978</text:p>
          </table:table-cell>
          <table:table-cell table:formula="of:=([.E10]-[.$K$8])/[.$K$8]" office:value-type="float" office:value="0.136543797066984" calcext:value-type="float">
            <text:p>0.136543797066984</text:p>
          </table:table-cell>
          <table:table-cell table:formula="of:=([.F10]-[.$K$8])/[.$K$8]" office:value-type="float" office:value="0.136543797066984" calcext:value-type="float">
            <text:p>0.136543797066984</text:p>
          </table:table-cell>
          <table:table-cell table:formula="of:=([.G10]-[.$K$8])/[.$K$8]" office:value-type="float" office:value="0.131787554498613" calcext:value-type="float">
            <text:p>0.131787554498613</text:p>
          </table:table-cell>
          <table:table-cell table:formula="of:=([.H10]-[.$K$8])/[.$K$8]" office:value-type="float" office:value="0.131787554498613" calcext:value-type="float">
            <text:p>0.131787554498613</text:p>
          </table:table-cell>
          <table:table-cell table:formula="of:=([.I10]-[.$K$8])/[.$K$8]" office:value-type="float" office:value="0.122671422909235" calcext:value-type="float">
            <text:p>0.122671422909235</text:p>
          </table:table-cell>
        </table:table-row>
        <table:table-row table:style-name="ro1">
          <table:table-cell office:value-type="float" office:value="35.2253575325012" calcext:value-type="float">
            <text:p>35.2253575325012</text:p>
          </table:table-cell>
          <table:table-cell office:value-type="float" office:value="5938" calcext:value-type="float">
            <text:p>5938</text:p>
          </table:table-cell>
          <table:table-cell office:value-type="float" office:value="5801" calcext:value-type="float">
            <text:p>5801</text:p>
          </table:table-cell>
          <table:table-cell table:number-columns-repeated="4" office:value-type="float" office:value="5784" calcext:value-type="float">
            <text:p>5784</text:p>
          </table:table-cell>
          <table:table-cell office:value-type="float" office:value="5728" calcext:value-type="float">
            <text:p>5728</text:p>
          </table:table-cell>
          <table:table-cell office:value-type="float" office:value="5689" calcext:value-type="float">
            <text:p>5689</text:p>
          </table:table-cell>
          <table:table-cell table:number-columns-repeated="3"/>
          <table:table-cell table:formula="of:=([.B11]-[.$K$8])/[.$K$8]" office:value-type="float" office:value="0.176773682124455" calcext:value-type="float">
            <text:p>0.176773682124455</text:p>
          </table:table-cell>
          <table:table-cell table:formula="of:=([.C11]-[.$K$8])/[.$K$8]" office:value-type="float" office:value="0.149623464130004" calcext:value-type="float">
            <text:p>0.149623464130004</text:p>
          </table:table-cell>
          <table:table-cell table:formula="of:=([.D11]-[.$K$8])/[.$K$8]" office:value-type="float" office:value="0.146254458977408" calcext:value-type="float">
            <text:p>0.146254458977408</text:p>
          </table:table-cell>
          <table:table-cell table:formula="of:=([.E11]-[.$K$8])/[.$K$8]" office:value-type="float" office:value="0.146254458977408" calcext:value-type="float">
            <text:p>0.146254458977408</text:p>
          </table:table-cell>
          <table:table-cell table:formula="of:=([.F11]-[.$K$8])/[.$K$8]" office:value-type="float" office:value="0.146254458977408" calcext:value-type="float">
            <text:p>0.146254458977408</text:p>
          </table:table-cell>
          <table:table-cell table:formula="of:=([.G11]-[.$K$8])/[.$K$8]" office:value-type="float" office:value="0.146254458977408" calcext:value-type="float">
            <text:p>0.146254458977408</text:p>
          </table:table-cell>
          <table:table-cell table:formula="of:=([.H11]-[.$K$8])/[.$K$8]" office:value-type="float" office:value="0.135156559651209" calcext:value-type="float">
            <text:p>0.135156559651209</text:p>
          </table:table-cell>
          <table:table-cell table:formula="of:=([.I11]-[.$K$8])/[.$K$8]" office:value-type="float" office:value="0.127427665477606" calcext:value-type="float">
            <text:p>0.127427665477606</text:p>
          </table:table-cell>
        </table:table-row>
        <table:table-row table:style-name="ro1">
          <table:table-cell office:value-type="float" office:value="34.3878221511841" calcext:value-type="float">
            <text:p>34.3878221511841</text:p>
          </table:table-cell>
          <table:table-cell table:number-columns-repeated="2" office:value-type="float" office:value="8860" calcext:value-type="float">
            <text:p>8860</text:p>
          </table:table-cell>
          <table:table-cell office:value-type="float" office:value="8749" calcext:value-type="float">
            <text:p>8749</text:p>
          </table:table-cell>
          <table:table-cell office:value-type="float" office:value="8748" calcext:value-type="float">
            <text:p>8748</text:p>
          </table:table-cell>
          <table:table-cell table:number-columns-repeated="4" office:value-type="float" office:value="8543" calcext:value-type="float">
            <text:p>8543</text:p>
          </table:table-cell>
          <table:table-cell/>
          <table:table-cell office:value-type="string" calcext:value-type="string">
            <text:p>ft53</text:p>
          </table:table-cell>
          <table:table-cell/>
          <table:table-cell table:formula="of:=([.B12]-[.$K$13])/[.$K$13]" office:value-type="float" office:value="0.283128167994207" calcext:value-type="float">
            <text:p>0.283128167994207</text:p>
          </table:table-cell>
          <table:table-cell table:formula="of:=([.C12]-[.$K$13])/[.$K$13]" office:value-type="float" office:value="0.283128167994207" calcext:value-type="float">
            <text:p>0.283128167994207</text:p>
          </table:table-cell>
          <table:table-cell table:formula="of:=([.D12]-[.$K$13])/[.$K$13]" office:value-type="float" office:value="0.267052860246198" calcext:value-type="float">
            <text:p>0.267052860246198</text:p>
          </table:table-cell>
          <table:table-cell table:formula="of:=([.E12]-[.$K$13])/[.$K$13]" office:value-type="float" office:value="0.266908037653874" calcext:value-type="float">
            <text:p>0.266908037653874</text:p>
          </table:table-cell>
          <table:table-cell table:formula="of:=([.F12]-[.$K$13])/[.$K$13]" office:value-type="float" office:value="0.237219406227371" calcext:value-type="float">
            <text:p>0.237219406227371</text:p>
          </table:table-cell>
          <table:table-cell table:formula="of:=([.G12]-[.$K$13])/[.$K$13]" office:value-type="float" office:value="0.237219406227371" calcext:value-type="float">
            <text:p>0.237219406227371</text:p>
          </table:table-cell>
          <table:table-cell table:formula="of:=([.H12]-[.$K$13])/[.$K$13]" office:value-type="float" office:value="0.237219406227371" calcext:value-type="float">
            <text:p>0.237219406227371</text:p>
          </table:table-cell>
          <table:table-cell table:formula="of:=([.I12]-[.$K$13])/[.$K$13]" office:value-type="float" office:value="0.237219406227371" calcext:value-type="float">
            <text:p>0.237219406227371</text:p>
          </table:table-cell>
        </table:table-row>
        <table:table-row table:style-name="ro1">
          <table:table-cell office:value-type="float" office:value="35.4716370105743" calcext:value-type="float">
            <text:p>35.4716370105743</text:p>
          </table:table-cell>
          <table:table-cell table:number-columns-repeated="3" office:value-type="float" office:value="8687" calcext:value-type="float">
            <text:p>8687</text:p>
          </table:table-cell>
          <table:table-cell office:value-type="float" office:value="8626" calcext:value-type="float">
            <text:p>8626</text:p>
          </table:table-cell>
          <table:table-cell table:number-columns-repeated="4" office:value-type="float" office:value="8402" calcext:value-type="float">
            <text:p>8402</text:p>
          </table:table-cell>
          <table:table-cell/>
          <table:table-cell office:value-type="float" office:value="6905" calcext:value-type="float">
            <text:p>6905</text:p>
          </table:table-cell>
          <table:table-cell/>
          <table:table-cell table:formula="of:=([.B13]-[.$K$13])/[.$K$13]" office:value-type="float" office:value="0.258073859522085" calcext:value-type="float">
            <text:p>0.258073859522085</text:p>
          </table:table-cell>
          <table:table-cell table:formula="of:=([.C13]-[.$K$13])/[.$K$13]" office:value-type="float" office:value="0.258073859522085" calcext:value-type="float">
            <text:p>0.258073859522085</text:p>
          </table:table-cell>
          <table:table-cell table:formula="of:=([.D13]-[.$K$13])/[.$K$13]" office:value-type="float" office:value="0.258073859522085" calcext:value-type="float">
            <text:p>0.258073859522085</text:p>
          </table:table-cell>
          <table:table-cell table:formula="of:=([.E13]-[.$K$13])/[.$K$13]" office:value-type="float" office:value="0.249239681390297" calcext:value-type="float">
            <text:p>0.249239681390297</text:p>
          </table:table-cell>
          <table:table-cell table:formula="of:=([.F13]-[.$K$13])/[.$K$13]" office:value-type="float" office:value="0.216799420709631" calcext:value-type="float">
            <text:p>0.216799420709631</text:p>
          </table:table-cell>
          <table:table-cell table:formula="of:=([.G13]-[.$K$13])/[.$K$13]" office:value-type="float" office:value="0.216799420709631" calcext:value-type="float">
            <text:p>0.216799420709631</text:p>
          </table:table-cell>
          <table:table-cell table:formula="of:=([.H13]-[.$K$13])/[.$K$13]" office:value-type="float" office:value="0.216799420709631" calcext:value-type="float">
            <text:p>0.216799420709631</text:p>
          </table:table-cell>
          <table:table-cell table:formula="of:=([.I13]-[.$K$13])/[.$K$13]" office:value-type="float" office:value="0.216799420709631" calcext:value-type="float">
            <text:p>0.216799420709631</text:p>
          </table:table-cell>
        </table:table-row>
        <table:table-row table:style-name="ro1">
          <table:table-cell office:value-type="float" office:value="36.0665829181671" calcext:value-type="float">
            <text:p>36.0665829181671</text:p>
          </table:table-cell>
          <table:table-cell office:value-type="float" office:value="8635" calcext:value-type="float">
            <text:p>8635</text:p>
          </table:table-cell>
          <table:table-cell office:value-type="float" office:value="8625" calcext:value-type="float">
            <text:p>8625</text:p>
          </table:table-cell>
          <table:table-cell table:number-columns-repeated="2" office:value-type="float" office:value="8564" calcext:value-type="float">
            <text:p>8564</text:p>
          </table:table-cell>
          <table:table-cell table:number-columns-repeated="2" office:value-type="float" office:value="8305" calcext:value-type="float">
            <text:p>8305</text:p>
          </table:table-cell>
          <table:table-cell office:value-type="float" office:value="8274" calcext:value-type="float">
            <text:p>8274</text:p>
          </table:table-cell>
          <table:table-cell office:value-type="float" office:value="8273" calcext:value-type="float">
            <text:p>8273</text:p>
          </table:table-cell>
          <table:table-cell table:number-columns-repeated="3"/>
          <table:table-cell table:formula="of:=([.B14]-[.$K$13])/[.$K$13]" office:value-type="float" office:value="0.250543084721216" calcext:value-type="float">
            <text:p>0.250543084721216</text:p>
          </table:table-cell>
          <table:table-cell table:formula="of:=([.C14]-[.$K$13])/[.$K$13]" office:value-type="float" office:value="0.249094858797972" calcext:value-type="float">
            <text:p>0.249094858797972</text:p>
          </table:table-cell>
          <table:table-cell table:formula="of:=([.D14]-[.$K$13])/[.$K$13]" office:value-type="float" office:value="0.240260680666184" calcext:value-type="float">
            <text:p>0.240260680666184</text:p>
          </table:table-cell>
          <table:table-cell table:formula="of:=([.E14]-[.$K$13])/[.$K$13]" office:value-type="float" office:value="0.240260680666184" calcext:value-type="float">
            <text:p>0.240260680666184</text:p>
          </table:table-cell>
          <table:table-cell table:formula="of:=([.F14]-[.$K$13])/[.$K$13]" office:value-type="float" office:value="0.202751629254164" calcext:value-type="float">
            <text:p>0.202751629254164</text:p>
          </table:table-cell>
          <table:table-cell table:formula="of:=([.G14]-[.$K$13])/[.$K$13]" office:value-type="float" office:value="0.202751629254164" calcext:value-type="float">
            <text:p>0.202751629254164</text:p>
          </table:table-cell>
          <table:table-cell table:formula="of:=([.H14]-[.$K$13])/[.$K$13]" office:value-type="float" office:value="0.198262128892107" calcext:value-type="float">
            <text:p>0.198262128892107</text:p>
          </table:table-cell>
          <table:table-cell table:formula="of:=([.I14]-[.$K$13])/[.$K$13]" office:value-type="float" office:value="0.198117306299783" calcext:value-type="float">
            <text:p>0.198117306299783</text:p>
          </table:table-cell>
        </table:table-row>
        <table:table-row table:style-name="ro1">
          <table:table-cell office:value-type="float" office:value="36.890280008316" calcext:value-type="float">
            <text:p>36.890280008316</text:p>
          </table:table-cell>
          <table:table-cell table:number-columns-repeated="2" office:value-type="float" office:value="8584" calcext:value-type="float">
            <text:p>8584</text:p>
          </table:table-cell>
          <table:table-cell office:value-type="float" office:value="8435" calcext:value-type="float">
            <text:p>8435</text:p>
          </table:table-cell>
          <table:table-cell table:number-columns-repeated="4" office:value-type="float" office:value="8350" calcext:value-type="float">
            <text:p>8350</text:p>
          </table:table-cell>
          <table:table-cell office:value-type="float" office:value="8329" calcext:value-type="float">
            <text:p>8329</text:p>
          </table:table-cell>
          <table:table-cell table:number-columns-repeated="3"/>
          <table:table-cell table:formula="of:=([.B15]-[.$K$13])/[.$K$13]" office:value-type="float" office:value="0.243157132512672" calcext:value-type="float">
            <text:p>0.243157132512672</text:p>
          </table:table-cell>
          <table:table-cell table:formula="of:=([.C15]-[.$K$13])/[.$K$13]" office:value-type="float" office:value="0.243157132512672" calcext:value-type="float">
            <text:p>0.243157132512672</text:p>
          </table:table-cell>
          <table:table-cell table:formula="of:=([.D15]-[.$K$13])/[.$K$13]" office:value-type="float" office:value="0.221578566256336" calcext:value-type="float">
            <text:p>0.221578566256336</text:p>
          </table:table-cell>
          <table:table-cell table:formula="of:=([.E15]-[.$K$13])/[.$K$13]" office:value-type="float" office:value="0.209268645908762" calcext:value-type="float">
            <text:p>0.209268645908762</text:p>
          </table:table-cell>
          <table:table-cell table:formula="of:=([.F15]-[.$K$13])/[.$K$13]" office:value-type="float" office:value="0.209268645908762" calcext:value-type="float">
            <text:p>0.209268645908762</text:p>
          </table:table-cell>
          <table:table-cell table:formula="of:=([.G15]-[.$K$13])/[.$K$13]" office:value-type="float" office:value="0.209268645908762" calcext:value-type="float">
            <text:p>0.209268645908762</text:p>
          </table:table-cell>
          <table:table-cell table:formula="of:=([.H15]-[.$K$13])/[.$K$13]" office:value-type="float" office:value="0.209268645908762" calcext:value-type="float">
            <text:p>0.209268645908762</text:p>
          </table:table-cell>
          <table:table-cell table:formula="of:=([.I15]-[.$K$13])/[.$K$13]" office:value-type="float" office:value="0.206227371469949" calcext:value-type="float">
            <text:p>0.206227371469949</text:p>
          </table:table-cell>
        </table:table-row>
        <table:table-row table:style-name="ro1">
          <table:table-cell office:value-type="float" office:value="35.1375634670258" calcext:value-type="float">
            <text:p>35.1375634670258</text:p>
          </table:table-cell>
          <table:table-cell table:number-columns-repeated="2" office:value-type="float" office:value="8798" calcext:value-type="float">
            <text:p>8798</text:p>
          </table:table-cell>
          <table:table-cell office:value-type="float" office:value="8687" calcext:value-type="float">
            <text:p>8687</text:p>
          </table:table-cell>
          <table:table-cell table:number-columns-repeated="2" office:value-type="float" office:value="8614" calcext:value-type="float">
            <text:p>8614</text:p>
          </table:table-cell>
          <table:table-cell office:value-type="float" office:value="8600" calcext:value-type="float">
            <text:p>8600</text:p>
          </table:table-cell>
          <table:table-cell table:number-columns-repeated="2" office:value-type="float" office:value="8461" calcext:value-type="float">
            <text:p>8461</text:p>
          </table:table-cell>
          <table:table-cell table:number-columns-repeated="3"/>
          <table:table-cell table:formula="of:=([.B16]-[.$K$13])/[.$K$13]" office:value-type="float" office:value="0.274149167270094" calcext:value-type="float">
            <text:p>0.274149167270094</text:p>
          </table:table-cell>
          <table:table-cell table:formula="of:=([.C16]-[.$K$13])/[.$K$13]" office:value-type="float" office:value="0.274149167270094" calcext:value-type="float">
            <text:p>0.274149167270094</text:p>
          </table:table-cell>
          <table:table-cell table:formula="of:=([.D16]-[.$K$13])/[.$K$13]" office:value-type="float" office:value="0.258073859522085" calcext:value-type="float">
            <text:p>0.258073859522085</text:p>
          </table:table-cell>
          <table:table-cell table:formula="of:=([.E16]-[.$K$13])/[.$K$13]" office:value-type="float" office:value="0.247501810282404" calcext:value-type="float">
            <text:p>0.247501810282404</text:p>
          </table:table-cell>
          <table:table-cell table:formula="of:=([.F16]-[.$K$13])/[.$K$13]" office:value-type="float" office:value="0.247501810282404" calcext:value-type="float">
            <text:p>0.247501810282404</text:p>
          </table:table-cell>
          <table:table-cell table:formula="of:=([.G16]-[.$K$13])/[.$K$13]" office:value-type="float" office:value="0.245474293989862" calcext:value-type="float">
            <text:p>0.245474293989862</text:p>
          </table:table-cell>
          <table:table-cell table:formula="of:=([.H16]-[.$K$13])/[.$K$13]" office:value-type="float" office:value="0.22534395365677" calcext:value-type="float">
            <text:p>0.22534395365677</text:p>
          </table:table-cell>
          <table:table-cell table:formula="of:=([.I16]-[.$K$13])/[.$K$13]" office:value-type="float" office:value="0.22534395365677" calcext:value-type="float">
            <text:p>0.22534395365677</text:p>
          </table:table-cell>
        </table:table-row>
        <table:table-row table:style-name="ro1">
          <table:table-cell office:value-type="float" office:value="55.9502577781677" calcext:value-type="float">
            <text:p>55.9502577781677</text:p>
          </table:table-cell>
          <table:table-cell table:number-columns-repeated="6" office:value-type="float" office:value="2302" calcext:value-type="float">
            <text:p>2302</text:p>
          </table:table-cell>
          <table:table-cell table:number-columns-repeated="2" office:value-type="float" office:value="2295" calcext:value-type="float">
            <text:p>2295</text:p>
          </table:table-cell>
          <table:table-cell/>
          <table:table-cell office:value-type="string" calcext:value-type="string">
            <text:p>ftv70</text:p>
          </table:table-cell>
          <table:table-cell/>
          <table:table-cell table:formula="of:=([.B17]-[.$K$18])/[.$K$18]" office:value-type="float" office:value="0.180512820512821" calcext:value-type="float">
            <text:p>0.180512820512821</text:p>
          </table:table-cell>
          <table:table-cell table:formula="of:=([.C17]-[.$K$18])/[.$K$18]" office:value-type="float" office:value="0.180512820512821" calcext:value-type="float">
            <text:p>0.180512820512821</text:p>
          </table:table-cell>
          <table:table-cell table:formula="of:=([.D17]-[.$K$18])/[.$K$18]" office:value-type="float" office:value="0.180512820512821" calcext:value-type="float">
            <text:p>0.180512820512821</text:p>
          </table:table-cell>
          <table:table-cell table:formula="of:=([.E17]-[.$K$18])/[.$K$18]" office:value-type="float" office:value="0.180512820512821" calcext:value-type="float">
            <text:p>0.180512820512821</text:p>
          </table:table-cell>
          <table:table-cell table:formula="of:=([.F17]-[.$K$18])/[.$K$18]" office:value-type="float" office:value="0.180512820512821" calcext:value-type="float">
            <text:p>0.180512820512821</text:p>
          </table:table-cell>
          <table:table-cell table:formula="of:=([.G17]-[.$K$18])/[.$K$18]" office:value-type="float" office:value="0.180512820512821" calcext:value-type="float">
            <text:p>0.180512820512821</text:p>
          </table:table-cell>
          <table:table-cell table:formula="of:=([.H17]-[.$K$18])/[.$K$18]" office:value-type="float" office:value="0.176923076923077" calcext:value-type="float">
            <text:p>0.176923076923077</text:p>
          </table:table-cell>
          <table:table-cell table:formula="of:=([.I17]-[.$K$18])/[.$K$18]" office:value-type="float" office:value="0.176923076923077" calcext:value-type="float">
            <text:p>0.176923076923077</text:p>
          </table:table-cell>
        </table:table-row>
        <table:table-row table:style-name="ro1">
          <table:table-cell office:value-type="float" office:value="54.9587314128876" calcext:value-type="float">
            <text:p>54.9587314128876</text:p>
          </table:table-cell>
          <table:table-cell table:number-columns-repeated="8" office:value-type="float" office:value="2236" calcext:value-type="float">
            <text:p>2236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table:formula="of:=([.B18]-[.$K$18])/[.$K$18]" office:value-type="float" office:value="0.146666666666667" calcext:value-type="float">
            <text:p>0.146666666666667</text:p>
          </table:table-cell>
          <table:table-cell table:formula="of:=([.C18]-[.$K$18])/[.$K$18]" office:value-type="float" office:value="0.146666666666667" calcext:value-type="float">
            <text:p>0.146666666666667</text:p>
          </table:table-cell>
          <table:table-cell table:formula="of:=([.D18]-[.$K$18])/[.$K$18]" office:value-type="float" office:value="0.146666666666667" calcext:value-type="float">
            <text:p>0.146666666666667</text:p>
          </table:table-cell>
          <table:table-cell table:formula="of:=([.E18]-[.$K$18])/[.$K$18]" office:value-type="float" office:value="0.146666666666667" calcext:value-type="float">
            <text:p>0.146666666666667</text:p>
          </table:table-cell>
          <table:table-cell table:formula="of:=([.F18]-[.$K$18])/[.$K$18]" office:value-type="float" office:value="0.146666666666667" calcext:value-type="float">
            <text:p>0.146666666666667</text:p>
          </table:table-cell>
          <table:table-cell table:formula="of:=([.G18]-[.$K$18])/[.$K$18]" office:value-type="float" office:value="0.146666666666667" calcext:value-type="float">
            <text:p>0.146666666666667</text:p>
          </table:table-cell>
          <table:table-cell table:formula="of:=([.H18]-[.$K$18])/[.$K$18]" office:value-type="float" office:value="0.146666666666667" calcext:value-type="float">
            <text:p>0.146666666666667</text:p>
          </table:table-cell>
          <table:table-cell table:formula="of:=([.I18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54.9154796600342" calcext:value-type="float">
            <text:p>54.9154796600342</text:p>
          </table:table-cell>
          <table:table-cell table:number-columns-repeated="8" office:value-type="float" office:value="2236" calcext:value-type="float">
            <text:p>2236</text:p>
          </table:table-cell>
          <table:table-cell table:number-columns-repeated="3"/>
          <table:table-cell table:formula="of:=([.B19]-[.$K$18])/[.$K$18]" office:value-type="float" office:value="0.146666666666667" calcext:value-type="float">
            <text:p>0.146666666666667</text:p>
          </table:table-cell>
          <table:table-cell table:formula="of:=([.C19]-[.$K$18])/[.$K$18]" office:value-type="float" office:value="0.146666666666667" calcext:value-type="float">
            <text:p>0.146666666666667</text:p>
          </table:table-cell>
          <table:table-cell table:formula="of:=([.D19]-[.$K$18])/[.$K$18]" office:value-type="float" office:value="0.146666666666667" calcext:value-type="float">
            <text:p>0.146666666666667</text:p>
          </table:table-cell>
          <table:table-cell table:formula="of:=([.E19]-[.$K$18])/[.$K$18]" office:value-type="float" office:value="0.146666666666667" calcext:value-type="float">
            <text:p>0.146666666666667</text:p>
          </table:table-cell>
          <table:table-cell table:formula="of:=([.F19]-[.$K$18])/[.$K$18]" office:value-type="float" office:value="0.146666666666667" calcext:value-type="float">
            <text:p>0.146666666666667</text:p>
          </table:table-cell>
          <table:table-cell table:formula="of:=([.G19]-[.$K$18])/[.$K$18]" office:value-type="float" office:value="0.146666666666667" calcext:value-type="float">
            <text:p>0.146666666666667</text:p>
          </table:table-cell>
          <table:table-cell table:formula="of:=([.H19]-[.$K$18])/[.$K$18]" office:value-type="float" office:value="0.146666666666667" calcext:value-type="float">
            <text:p>0.146666666666667</text:p>
          </table:table-cell>
          <table:table-cell table:formula="of:=([.I19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55.1953663825989" calcext:value-type="float">
            <text:p>55.1953663825989</text:p>
          </table:table-cell>
          <table:table-cell table:number-columns-repeated="8" office:value-type="float" office:value="2236" calcext:value-type="float">
            <text:p>2236</text:p>
          </table:table-cell>
          <table:table-cell table:number-columns-repeated="3"/>
          <table:table-cell table:formula="of:=([.B20]-[.$K$18])/[.$K$18]" office:value-type="float" office:value="0.146666666666667" calcext:value-type="float">
            <text:p>0.146666666666667</text:p>
          </table:table-cell>
          <table:table-cell table:formula="of:=([.C20]-[.$K$18])/[.$K$18]" office:value-type="float" office:value="0.146666666666667" calcext:value-type="float">
            <text:p>0.146666666666667</text:p>
          </table:table-cell>
          <table:table-cell table:formula="of:=([.D20]-[.$K$18])/[.$K$18]" office:value-type="float" office:value="0.146666666666667" calcext:value-type="float">
            <text:p>0.146666666666667</text:p>
          </table:table-cell>
          <table:table-cell table:formula="of:=([.E20]-[.$K$18])/[.$K$18]" office:value-type="float" office:value="0.146666666666667" calcext:value-type="float">
            <text:p>0.146666666666667</text:p>
          </table:table-cell>
          <table:table-cell table:formula="of:=([.F20]-[.$K$18])/[.$K$18]" office:value-type="float" office:value="0.146666666666667" calcext:value-type="float">
            <text:p>0.146666666666667</text:p>
          </table:table-cell>
          <table:table-cell table:formula="of:=([.G20]-[.$K$18])/[.$K$18]" office:value-type="float" office:value="0.146666666666667" calcext:value-type="float">
            <text:p>0.146666666666667</text:p>
          </table:table-cell>
          <table:table-cell table:formula="of:=([.H20]-[.$K$18])/[.$K$18]" office:value-type="float" office:value="0.146666666666667" calcext:value-type="float">
            <text:p>0.146666666666667</text:p>
          </table:table-cell>
          <table:table-cell table:formula="of:=([.I20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55.6456027030945" calcext:value-type="float">
            <text:p>55.6456027030945</text:p>
          </table:table-cell>
          <table:table-cell table:number-columns-repeated="3" office:value-type="float" office:value="2236" calcext:value-type="float">
            <text:p>2236</text:p>
          </table:table-cell>
          <table:table-cell table:number-columns-repeated="5" office:value-type="float" office:value="2178" calcext:value-type="float">
            <text:p>2178</text:p>
          </table:table-cell>
          <table:table-cell table:number-columns-repeated="3"/>
          <table:table-cell table:formula="of:=([.B21]-[.$K$18])/[.$K$18]" office:value-type="float" office:value="0.146666666666667" calcext:value-type="float">
            <text:p>0.146666666666667</text:p>
          </table:table-cell>
          <table:table-cell table:formula="of:=([.C21]-[.$K$18])/[.$K$18]" office:value-type="float" office:value="0.146666666666667" calcext:value-type="float">
            <text:p>0.146666666666667</text:p>
          </table:table-cell>
          <table:table-cell table:formula="of:=([.D21]-[.$K$18])/[.$K$18]" office:value-type="float" office:value="0.146666666666667" calcext:value-type="float">
            <text:p>0.146666666666667</text:p>
          </table:table-cell>
          <table:table-cell table:formula="of:=([.E21]-[.$K$18])/[.$K$18]" office:value-type="float" office:value="0.116923076923077" calcext:value-type="float">
            <text:p>0.116923076923077</text:p>
          </table:table-cell>
          <table:table-cell table:formula="of:=([.F21]-[.$K$18])/[.$K$18]" office:value-type="float" office:value="0.116923076923077" calcext:value-type="float">
            <text:p>0.116923076923077</text:p>
          </table:table-cell>
          <table:table-cell table:formula="of:=([.G21]-[.$K$18])/[.$K$18]" office:value-type="float" office:value="0.116923076923077" calcext:value-type="float">
            <text:p>0.116923076923077</text:p>
          </table:table-cell>
          <table:table-cell table:formula="of:=([.H21]-[.$K$18])/[.$K$18]" office:value-type="float" office:value="0.116923076923077" calcext:value-type="float">
            <text:p>0.116923076923077</text:p>
          </table:table-cell>
          <table:table-cell table:formula="of:=([.I21]-[.$K$18])/[.$K$18]" office:value-type="float" office:value="0.116923076923077" calcext:value-type="float">
            <text:p>0.116923076923077</text:p>
          </table:table-cell>
        </table:table-row>
        <table:table-row table:style-name="ro1">
          <table:table-cell office:value-type="float" office:value="268.581592559814" calcext:value-type="float">
            <text:p>268.581592559814</text:p>
          </table:table-cell>
          <table:table-cell table:number-columns-repeated="8" office:value-type="float" office:value="3782" calcext:value-type="float">
            <text:p>3782</text:p>
          </table:table-cell>
          <table:table-cell/>
          <table:table-cell office:value-type="string" calcext:value-type="string">
            <text:p>ftv170</text:p>
          </table:table-cell>
          <table:table-cell/>
          <table:table-cell table:formula="of:=([.B22]-[.$K$23])/[.$K$23]" office:value-type="float" office:value="0.372776769509982" calcext:value-type="float">
            <text:p>0.372776769509982</text:p>
          </table:table-cell>
          <table:table-cell table:formula="of:=([.C22]-[.$K$23])/[.$K$23]" office:value-type="float" office:value="0.372776769509982" calcext:value-type="float">
            <text:p>0.372776769509982</text:p>
          </table:table-cell>
          <table:table-cell table:formula="of:=([.D22]-[.$K$23])/[.$K$23]" office:value-type="float" office:value="0.372776769509982" calcext:value-type="float">
            <text:p>0.372776769509982</text:p>
          </table:table-cell>
          <table:table-cell table:formula="of:=([.E22]-[.$K$23])/[.$K$23]" office:value-type="float" office:value="0.372776769509982" calcext:value-type="float">
            <text:p>0.372776769509982</text:p>
          </table:table-cell>
          <table:table-cell table:formula="of:=([.F22]-[.$K$23])/[.$K$23]" office:value-type="float" office:value="0.372776769509982" calcext:value-type="float">
            <text:p>0.372776769509982</text:p>
          </table:table-cell>
          <table:table-cell table:formula="of:=([.G22]-[.$K$23])/[.$K$23]" office:value-type="float" office:value="0.372776769509982" calcext:value-type="float">
            <text:p>0.372776769509982</text:p>
          </table:table-cell>
          <table:table-cell table:formula="of:=([.H22]-[.$K$23])/[.$K$23]" office:value-type="float" office:value="0.372776769509982" calcext:value-type="float">
            <text:p>0.372776769509982</text:p>
          </table:table-cell>
          <table:table-cell table:formula="of:=([.I22]-[.$K$23])/[.$K$23]" office:value-type="float" office:value="0.372776769509982" calcext:value-type="float">
            <text:p>0.372776769509982</text:p>
          </table:table-cell>
        </table:table-row>
        <table:table-row table:style-name="ro1">
          <table:table-cell office:value-type="float" office:value="269.720466852188" calcext:value-type="float">
            <text:p>269.720466852188</text:p>
          </table:table-cell>
          <table:table-cell office:value-type="float" office:value="3677" calcext:value-type="float">
            <text:p>3677</text:p>
          </table:table-cell>
          <table:table-cell office:value-type="float" office:value="3661" calcext:value-type="float">
            <text:p>3661</text:p>
          </table:table-cell>
          <table:table-cell table:number-columns-repeated="6" office:value-type="float" office:value="3582" calcext:value-type="float">
            <text:p>3582</text:p>
          </table:table-cell>
          <table:table-cell/>
          <table:table-cell office:value-type="float" office:value="2755" calcext:value-type="float">
            <text:p>2755</text:p>
          </table:table-cell>
          <table:table-cell/>
          <table:table-cell table:formula="of:=([.B23]-[.$K$23])/[.$K$23]" office:value-type="float" office:value="0.334664246823956" calcext:value-type="float">
            <text:p>0.334664246823956</text:p>
          </table:table-cell>
          <table:table-cell table:formula="of:=([.C23]-[.$K$23])/[.$K$23]" office:value-type="float" office:value="0.328856624319419" calcext:value-type="float">
            <text:p>0.328856624319419</text:p>
          </table:table-cell>
          <table:table-cell table:formula="of:=([.D23]-[.$K$23])/[.$K$23]" office:value-type="float" office:value="0.300181488203267" calcext:value-type="float">
            <text:p>0.300181488203267</text:p>
          </table:table-cell>
          <table:table-cell table:formula="of:=([.E23]-[.$K$23])/[.$K$23]" office:value-type="float" office:value="0.300181488203267" calcext:value-type="float">
            <text:p>0.300181488203267</text:p>
          </table:table-cell>
          <table:table-cell table:formula="of:=([.F23]-[.$K$23])/[.$K$23]" office:value-type="float" office:value="0.300181488203267" calcext:value-type="float">
            <text:p>0.300181488203267</text:p>
          </table:table-cell>
          <table:table-cell table:formula="of:=([.G23]-[.$K$23])/[.$K$23]" office:value-type="float" office:value="0.300181488203267" calcext:value-type="float">
            <text:p>0.300181488203267</text:p>
          </table:table-cell>
          <table:table-cell table:formula="of:=([.H23]-[.$K$23])/[.$K$23]" office:value-type="float" office:value="0.300181488203267" calcext:value-type="float">
            <text:p>0.300181488203267</text:p>
          </table:table-cell>
          <table:table-cell table:formula="of:=([.I23]-[.$K$23])/[.$K$23]" office:value-type="float" office:value="0.300181488203267" calcext:value-type="float">
            <text:p>0.300181488203267</text:p>
          </table:table-cell>
        </table:table-row>
        <table:table-row table:style-name="ro1">
          <table:table-cell office:value-type="float" office:value="271.194686174393" calcext:value-type="float">
            <text:p>271.194686174393</text:p>
          </table:table-cell>
          <table:table-cell office:value-type="float" office:value="3582" calcext:value-type="float">
            <text:p>358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float" office:value="3454" calcext:value-type="float">
            <text:p>3454</text:p>
          </table:table-cell>
          <table:table-cell table:number-columns-repeated="3"/>
          <table:table-cell table:formula="of:=([.B24]-[.$K$23])/[.$K$23]" office:value-type="float" office:value="0.300181488203267" calcext:value-type="float">
            <text:p>0.300181488203267</text:p>
          </table:table-cell>
          <table:table-cell table:formula="of:=([.C24]-[.$K$23])/[.$K$23]" office:value-type="float" office:value="0.283484573502722" calcext:value-type="float">
            <text:p>0.283484573502722</text:p>
          </table:table-cell>
          <table:table-cell table:formula="of:=([.D24]-[.$K$23])/[.$K$23]" office:value-type="float" office:value="0.283484573502722" calcext:value-type="float">
            <text:p>0.283484573502722</text:p>
          </table:table-cell>
          <table:table-cell table:formula="of:=([.E24]-[.$K$23])/[.$K$23]" office:value-type="float" office:value="0.270417422867514" calcext:value-type="float">
            <text:p>0.270417422867514</text:p>
          </table:table-cell>
          <table:table-cell table:formula="of:=([.F24]-[.$K$23])/[.$K$23]" office:value-type="float" office:value="0.253720508166969" calcext:value-type="float">
            <text:p>0.253720508166969</text:p>
          </table:table-cell>
          <table:table-cell table:formula="of:=([.G24]-[.$K$23])/[.$K$23]" office:value-type="float" office:value="0.253720508166969" calcext:value-type="float">
            <text:p>0.253720508166969</text:p>
          </table:table-cell>
          <table:table-cell table:formula="of:=([.H24]-[.$K$23])/[.$K$23]" office:value-type="float" office:value="0.253720508166969" calcext:value-type="float">
            <text:p>0.253720508166969</text:p>
          </table:table-cell>
          <table:table-cell table:formula="of:=([.I24]-[.$K$23])/[.$K$23]" office:value-type="float" office:value="0.253720508166969" calcext:value-type="float">
            <text:p>0.253720508166969</text:p>
          </table:table-cell>
        </table:table-row>
        <table:table-row table:style-name="ro1">
          <table:table-cell office:value-type="float" office:value="275.043681144714" calcext:value-type="float">
            <text:p>275.043681144714</text:p>
          </table:table-cell>
          <table:table-cell table:number-columns-repeated="7" office:value-type="float" office:value="3582" calcext:value-type="float">
            <text:p>3582</text:p>
          </table:table-cell>
          <table:table-cell office:value-type="float" office:value="3575" calcext:value-type="float">
            <text:p>3575</text:p>
          </table:table-cell>
          <table:table-cell table:number-columns-repeated="3"/>
          <table:table-cell table:formula="of:=([.B25]-[.$K$23])/[.$K$23]" office:value-type="float" office:value="0.300181488203267" calcext:value-type="float">
            <text:p>0.300181488203267</text:p>
          </table:table-cell>
          <table:table-cell table:formula="of:=([.C25]-[.$K$23])/[.$K$23]" office:value-type="float" office:value="0.300181488203267" calcext:value-type="float">
            <text:p>0.300181488203267</text:p>
          </table:table-cell>
          <table:table-cell table:formula="of:=([.D25]-[.$K$23])/[.$K$23]" office:value-type="float" office:value="0.300181488203267" calcext:value-type="float">
            <text:p>0.300181488203267</text:p>
          </table:table-cell>
          <table:table-cell table:formula="of:=([.E25]-[.$K$23])/[.$K$23]" office:value-type="float" office:value="0.300181488203267" calcext:value-type="float">
            <text:p>0.300181488203267</text:p>
          </table:table-cell>
          <table:table-cell table:formula="of:=([.F25]-[.$K$23])/[.$K$23]" office:value-type="float" office:value="0.300181488203267" calcext:value-type="float">
            <text:p>0.300181488203267</text:p>
          </table:table-cell>
          <table:table-cell table:formula="of:=([.G25]-[.$K$23])/[.$K$23]" office:value-type="float" office:value="0.300181488203267" calcext:value-type="float">
            <text:p>0.300181488203267</text:p>
          </table:table-cell>
          <table:table-cell table:formula="of:=([.H25]-[.$K$23])/[.$K$23]" office:value-type="float" office:value="0.300181488203267" calcext:value-type="float">
            <text:p>0.300181488203267</text:p>
          </table:table-cell>
          <table:table-cell table:formula="of:=([.I25]-[.$K$23])/[.$K$23]" office:value-type="float" office:value="0.297640653357532" calcext:value-type="float">
            <text:p>0.297640653357532</text:p>
          </table:table-cell>
        </table:table-row>
        <table:table-row table:style-name="ro1">
          <table:table-cell office:value-type="float" office:value="299.149763345718" calcext:value-type="float">
            <text:p>299.149763345718</text:p>
          </table:table-cell>
          <table:table-cell table:number-columns-repeated="3" office:value-type="float" office:value="3689" calcext:value-type="float">
            <text:p>3689</text:p>
          </table:table-cell>
          <table:table-cell table:number-columns-repeated="4" office:value-type="float" office:value="3653" calcext:value-type="float">
            <text:p>3653</text:p>
          </table:table-cell>
          <table:table-cell office:value-type="float" office:value="3640" calcext:value-type="float">
            <text:p>3640</text:p>
          </table:table-cell>
          <table:table-cell table:number-columns-repeated="3"/>
          <table:table-cell table:formula="of:=([.B26]-[.$K$23])/[.$K$23]" office:value-type="float" office:value="0.339019963702359" calcext:value-type="float">
            <text:p>0.339019963702359</text:p>
          </table:table-cell>
          <table:table-cell table:formula="of:=([.C26]-[.$K$23])/[.$K$23]" office:value-type="float" office:value="0.339019963702359" calcext:value-type="float">
            <text:p>0.339019963702359</text:p>
          </table:table-cell>
          <table:table-cell table:formula="of:=([.D26]-[.$K$23])/[.$K$23]" office:value-type="float" office:value="0.339019963702359" calcext:value-type="float">
            <text:p>0.339019963702359</text:p>
          </table:table-cell>
          <table:table-cell table:formula="of:=([.E26]-[.$K$23])/[.$K$23]" office:value-type="float" office:value="0.325952813067151" calcext:value-type="float">
            <text:p>0.325952813067151</text:p>
          </table:table-cell>
          <table:table-cell table:formula="of:=([.F26]-[.$K$23])/[.$K$23]" office:value-type="float" office:value="0.325952813067151" calcext:value-type="float">
            <text:p>0.325952813067151</text:p>
          </table:table-cell>
          <table:table-cell table:formula="of:=([.G26]-[.$K$23])/[.$K$23]" office:value-type="float" office:value="0.325952813067151" calcext:value-type="float">
            <text:p>0.325952813067151</text:p>
          </table:table-cell>
          <table:table-cell table:formula="of:=([.H26]-[.$K$23])/[.$K$23]" office:value-type="float" office:value="0.325952813067151" calcext:value-type="float">
            <text:p>0.325952813067151</text:p>
          </table:table-cell>
          <table:table-cell table:formula="of:=([.I26]-[.$K$23])/[.$K$23]" office:value-type="float" office:value="0.321234119782214" calcext:value-type="float">
            <text:p>0.321234119782214</text:p>
          </table:table-cell>
        </table:table-row>
        <table:table-row table:style-name="ro1">
          <table:table-cell office:value-type="float" office:value="215.735677719116" calcext:value-type="float">
            <text:p>215.735677719116</text:p>
          </table:table-cell>
          <table:table-cell office:value-type="float" office:value="7431" calcext:value-type="float">
            <text:p>7431</text:p>
          </table:table-cell>
          <table:table-cell office:value-type="float" office:value="7409" calcext:value-type="float">
            <text:p>7409</text:p>
          </table:table-cell>
          <table:table-cell office:value-type="float" office:value="7405" calcext:value-type="float">
            <text:p>7405</text:p>
          </table:table-cell>
          <table:table-cell office:value-type="float" office:value="7364" calcext:value-type="float">
            <text:p>7364</text:p>
          </table:table-cell>
          <table:table-cell table:number-columns-repeated="2" office:value-type="float" office:value="7362" calcext:value-type="float">
            <text:p>7362</text:p>
          </table:table-cell>
          <table:table-cell office:value-type="float" office:value="7300" calcext:value-type="float">
            <text:p>7300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string" calcext:value-type="string">
            <text:p>ch150</text:p>
          </table:table-cell>
          <table:table-cell/>
          <table:table-cell table:formula="of:=([.B27]-[.$K$28])/[.$K$28]" office:value-type="float" office:value="0.138327205882353" calcext:value-type="float">
            <text:p>0.138327205882353</text:p>
          </table:table-cell>
          <table:table-cell table:formula="of:=([.C27]-[.$K$28])/[.$K$28]" office:value-type="float" office:value="0.134957107843137" calcext:value-type="float">
            <text:p>0.134957107843137</text:p>
          </table:table-cell>
          <table:table-cell table:formula="of:=([.D27]-[.$K$28])/[.$K$28]" office:value-type="float" office:value="0.134344362745098" calcext:value-type="float">
            <text:p>0.134344362745098</text:p>
          </table:table-cell>
          <table:table-cell table:formula="of:=([.E27]-[.$K$28])/[.$K$28]" office:value-type="float" office:value="0.128063725490196" calcext:value-type="float">
            <text:p>0.128063725490196</text:p>
          </table:table-cell>
          <table:table-cell table:formula="of:=([.F27]-[.$K$28])/[.$K$28]" office:value-type="float" office:value="0.127757352941176" calcext:value-type="float">
            <text:p>0.127757352941176</text:p>
          </table:table-cell>
          <table:table-cell table:formula="of:=([.G27]-[.$K$28])/[.$K$28]" office:value-type="float" office:value="0.127757352941176" calcext:value-type="float">
            <text:p>0.127757352941176</text:p>
          </table:table-cell>
          <table:table-cell table:formula="of:=([.H27]-[.$K$28])/[.$K$28]" office:value-type="float" office:value="0.118259803921569" calcext:value-type="float">
            <text:p>0.118259803921569</text:p>
          </table:table-cell>
          <table:table-cell table:formula="of:=([.I27]-[.$K$28])/[.$K$28]" office:value-type="float" office:value="0.11734068627451" calcext:value-type="float">
            <text:p>0.11734068627451</text:p>
          </table:table-cell>
        </table:table-row>
        <table:table-row table:style-name="ro1">
          <table:table-cell office:value-type="float" office:value="209.93941617012" calcext:value-type="float">
            <text:p>209.93941617012</text:p>
          </table:table-cell>
          <table:table-cell office:value-type="float" office:value="7367" calcext:value-type="float">
            <text:p>7367</text:p>
          </table:table-cell>
          <table:table-cell table:number-columns-repeated="6" office:value-type="float" office:value="7340" calcext:value-type="float">
            <text:p>7340</text:p>
          </table:table-cell>
          <table:table-cell office:value-type="float" office:value="7314" calcext:value-type="float">
            <text:p>7314</text:p>
          </table:table-cell>
          <table:table-cell/>
          <table:table-cell office:value-type="float" office:value="6528" calcext:value-type="float">
            <text:p>6528</text:p>
          </table:table-cell>
          <table:table-cell/>
          <table:table-cell table:formula="of:=([.B28]-[.$K$28])/[.$K$28]" office:value-type="float" office:value="0.128523284313725" calcext:value-type="float">
            <text:p>0.128523284313725</text:p>
          </table:table-cell>
          <table:table-cell table:formula="of:=([.C28]-[.$K$28])/[.$K$28]" office:value-type="float" office:value="0.124387254901961" calcext:value-type="float">
            <text:p>0.124387254901961</text:p>
          </table:table-cell>
          <table:table-cell table:formula="of:=([.D28]-[.$K$28])/[.$K$28]" office:value-type="float" office:value="0.124387254901961" calcext:value-type="float">
            <text:p>0.124387254901961</text:p>
          </table:table-cell>
          <table:table-cell table:formula="of:=([.E28]-[.$K$28])/[.$K$28]" office:value-type="float" office:value="0.124387254901961" calcext:value-type="float">
            <text:p>0.124387254901961</text:p>
          </table:table-cell>
          <table:table-cell table:formula="of:=([.F28]-[.$K$28])/[.$K$28]" office:value-type="float" office:value="0.124387254901961" calcext:value-type="float">
            <text:p>0.124387254901961</text:p>
          </table:table-cell>
          <table:table-cell table:formula="of:=([.G28]-[.$K$28])/[.$K$28]" office:value-type="float" office:value="0.124387254901961" calcext:value-type="float">
            <text:p>0.124387254901961</text:p>
          </table:table-cell>
          <table:table-cell table:formula="of:=([.H28]-[.$K$28])/[.$K$28]" office:value-type="float" office:value="0.124387254901961" calcext:value-type="float">
            <text:p>0.124387254901961</text:p>
          </table:table-cell>
          <table:table-cell table:formula="of:=([.I28]-[.$K$28])/[.$K$28]" office:value-type="float" office:value="0.120404411764706" calcext:value-type="float">
            <text:p>0.120404411764706</text:p>
          </table:table-cell>
        </table:table-row>
        <table:table-row table:style-name="ro1">
          <table:table-cell office:value-type="float" office:value="213.397909641266" calcext:value-type="float">
            <text:p>213.397909641266</text:p>
          </table:table-cell>
          <table:table-cell table:number-columns-repeated="2" office:value-type="float" office:value="7324" calcext:value-type="float">
            <text:p>7324</text:p>
          </table:table-cell>
          <table:table-cell office:value-type="float" office:value="7300" calcext:value-type="float">
            <text:p>7300</text:p>
          </table:table-cell>
          <table:table-cell office:value-type="float" office:value="7298" calcext:value-type="float">
            <text:p>7298</text:p>
          </table:table-cell>
          <table:table-cell table:number-columns-repeated="4" office:value-type="float" office:value="7278" calcext:value-type="float">
            <text:p>7278</text:p>
          </table:table-cell>
          <table:table-cell table:number-columns-repeated="3"/>
          <table:table-cell table:formula="of:=([.B29]-[.$K$28])/[.$K$28]" office:value-type="float" office:value="0.121936274509804" calcext:value-type="float">
            <text:p>0.121936274509804</text:p>
          </table:table-cell>
          <table:table-cell table:formula="of:=([.C29]-[.$K$28])/[.$K$28]" office:value-type="float" office:value="0.121936274509804" calcext:value-type="float">
            <text:p>0.121936274509804</text:p>
          </table:table-cell>
          <table:table-cell table:formula="of:=([.D29]-[.$K$28])/[.$K$28]" office:value-type="float" office:value="0.118259803921569" calcext:value-type="float">
            <text:p>0.118259803921569</text:p>
          </table:table-cell>
          <table:table-cell table:formula="of:=([.E29]-[.$K$28])/[.$K$28]" office:value-type="float" office:value="0.117953431372549" calcext:value-type="float">
            <text:p>0.117953431372549</text:p>
          </table:table-cell>
          <table:table-cell table:formula="of:=([.F29]-[.$K$28])/[.$K$28]" office:value-type="float" office:value="0.114889705882353" calcext:value-type="float">
            <text:p>0.114889705882353</text:p>
          </table:table-cell>
          <table:table-cell table:formula="of:=([.G29]-[.$K$28])/[.$K$28]" office:value-type="float" office:value="0.114889705882353" calcext:value-type="float">
            <text:p>0.114889705882353</text:p>
          </table:table-cell>
          <table:table-cell table:formula="of:=([.H29]-[.$K$28])/[.$K$28]" office:value-type="float" office:value="0.114889705882353" calcext:value-type="float">
            <text:p>0.114889705882353</text:p>
          </table:table-cell>
          <table:table-cell table:formula="of:=([.I29]-[.$K$28])/[.$K$28]" office:value-type="float" office:value="0.114889705882353" calcext:value-type="float">
            <text:p>0.114889705882353</text:p>
          </table:table-cell>
        </table:table-row>
        <table:table-row table:style-name="ro1">
          <table:table-cell office:value-type="float" office:value="215.320006132126" calcext:value-type="float">
            <text:p>215.320006132126</text:p>
          </table:table-cell>
          <table:table-cell office:value-type="float" office:value="7415" calcext:value-type="float">
            <text:p>7415</text:p>
          </table:table-cell>
          <table:table-cell office:value-type="float" office:value="7343" calcext:value-type="float">
            <text:p>7343</text:p>
          </table:table-cell>
          <table:table-cell table:number-columns-repeated="3" office:value-type="float" office:value="7318" calcext:value-type="float">
            <text:p>7318</text:p>
          </table:table-cell>
          <table:table-cell table:number-columns-repeated="3" office:value-type="float" office:value="7242" calcext:value-type="float">
            <text:p>7242</text:p>
          </table:table-cell>
          <table:table-cell table:number-columns-repeated="3"/>
          <table:table-cell table:formula="of:=([.B30]-[.$K$28])/[.$K$28]" office:value-type="float" office:value="0.135876225490196" calcext:value-type="float">
            <text:p>0.135876225490196</text:p>
          </table:table-cell>
          <table:table-cell table:formula="of:=([.C30]-[.$K$28])/[.$K$28]" office:value-type="float" office:value="0.12484681372549" calcext:value-type="float">
            <text:p>0.12484681372549</text:p>
          </table:table-cell>
          <table:table-cell table:formula="of:=([.D30]-[.$K$28])/[.$K$28]" office:value-type="float" office:value="0.121017156862745" calcext:value-type="float">
            <text:p>0.121017156862745</text:p>
          </table:table-cell>
          <table:table-cell table:formula="of:=([.E30]-[.$K$28])/[.$K$28]" office:value-type="float" office:value="0.121017156862745" calcext:value-type="float">
            <text:p>0.121017156862745</text:p>
          </table:table-cell>
          <table:table-cell table:formula="of:=([.F30]-[.$K$28])/[.$K$28]" office:value-type="float" office:value="0.121017156862745" calcext:value-type="float">
            <text:p>0.121017156862745</text:p>
          </table:table-cell>
          <table:table-cell table:formula="of:=([.G30]-[.$K$28])/[.$K$28]" office:value-type="float" office:value="0.109375" calcext:value-type="float">
            <text:p>0.109375</text:p>
          </table:table-cell>
          <table:table-cell table:formula="of:=([.H30]-[.$K$28])/[.$K$28]" office:value-type="float" office:value="0.109375" calcext:value-type="float">
            <text:p>0.109375</text:p>
          </table:table-cell>
          <table:table-cell table:formula="of:=([.I30]-[.$K$28])/[.$K$28]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217.382830381393" calcext:value-type="float">
            <text:p>217.382830381393</text:p>
          </table:table-cell>
          <table:table-cell office:value-type="float" office:value="7213" calcext:value-type="float">
            <text:p>7213</text:p>
          </table:table-cell>
          <table:table-cell table:number-columns-repeated="2" office:value-type="float" office:value="7212" calcext:value-type="float">
            <text:p>7212</text:p>
          </table:table-cell>
          <table:table-cell office:value-type="float" office:value="7174" calcext:value-type="float">
            <text:p>7174</text:p>
          </table:table-cell>
          <table:table-cell table:number-columns-repeated="4" office:value-type="float" office:value="7138" calcext:value-type="float">
            <text:p>7138</text:p>
          </table:table-cell>
          <table:table-cell table:number-columns-repeated="3"/>
          <table:table-cell table:formula="of:=([.B31]-[.$K$28])/[.$K$28]" office:value-type="float" office:value="0.104932598039216" calcext:value-type="float">
            <text:p>0.104932598039216</text:p>
          </table:table-cell>
          <table:table-cell table:formula="of:=([.C31]-[.$K$28])/[.$K$28]" office:value-type="float" office:value="0.104779411764706" calcext:value-type="float">
            <text:p>0.104779411764706</text:p>
          </table:table-cell>
          <table:table-cell table:formula="of:=([.D31]-[.$K$28])/[.$K$28]" office:value-type="float" office:value="0.104779411764706" calcext:value-type="float">
            <text:p>0.104779411764706</text:p>
          </table:table-cell>
          <table:table-cell table:formula="of:=([.E31]-[.$K$28])/[.$K$28]" office:value-type="float" office:value="0.0989583333333333" calcext:value-type="float">
            <text:p>0.098958333333333</text:p>
          </table:table-cell>
          <table:table-cell table:formula="of:=([.F31]-[.$K$28])/[.$K$28]" office:value-type="float" office:value="0.0934436274509804" calcext:value-type="float">
            <text:p>0.09344362745098</text:p>
          </table:table-cell>
          <table:table-cell table:formula="of:=([.G31]-[.$K$28])/[.$K$28]" office:value-type="float" office:value="0.0934436274509804" calcext:value-type="float">
            <text:p>0.09344362745098</text:p>
          </table:table-cell>
          <table:table-cell table:formula="of:=([.H31]-[.$K$28])/[.$K$28]" office:value-type="float" office:value="0.0934436274509804" calcext:value-type="float">
            <text:p>0.09344362745098</text:p>
          </table:table-cell>
          <table:table-cell table:formula="of:=([.I31]-[.$K$28])/[.$K$28]" office:value-type="float" office:value="0.0934436274509804" calcext:value-type="float">
            <text:p>0.09344362745098</text:p>
          </table:table-cell>
        </table:table-row>
        <table:table-row table:style-name="ro1">
          <table:table-cell office:value-type="float" office:value="36.1054048538208" calcext:value-type="float">
            <text:p>36.1054048538208</text:p>
          </table:table-cell>
          <table:table-cell office:value-type="float" office:value="8813" calcext:value-type="float">
            <text:p>8813</text:p>
          </table:table-cell>
          <table:table-cell office:value-type="float" office:value="8596" calcext:value-type="float">
            <text:p>8596</text:p>
          </table:table-cell>
          <table:table-cell table:number-columns-repeated="2" office:value-type="float" office:value="8560" calcext:value-type="float">
            <text:p>8560</text:p>
          </table:table-cell>
          <table:table-cell office:value-type="float" office:value="8181" calcext:value-type="float">
            <text:p>8181</text:p>
          </table:table-cell>
          <table:table-cell office:value-type="float" office:value="8030" calcext:value-type="float">
            <text:p>8030</text:p>
          </table:table-cell>
          <table:table-cell table:number-columns-repeated="2" office:value-type="float" office:value="7993" calcext:value-type="float">
            <text:p>7993</text:p>
          </table:table-cell>
          <table:table-cell/>
          <table:table-cell office:value-type="string" calcext:value-type="string">
            <text:p>berlin52</text:p>
          </table:table-cell>
          <table:table-cell/>
          <table:table-cell table:formula="of:=([.B32]-[.$K$33])/[.$K$33]" office:value-type="float" office:value="0.168522938212676" calcext:value-type="float">
            <text:p>0.168522938212676</text:p>
          </table:table-cell>
          <table:table-cell table:formula="of:=([.C32]-[.$K$33])/[.$K$33]" office:value-type="float" office:value="0.139750729249536" calcext:value-type="float">
            <text:p>0.139750729249536</text:p>
          </table:table-cell>
          <table:table-cell table:formula="of:=([.D32]-[.$K$33])/[.$K$33]" office:value-type="float" office:value="0.134977459559798" calcext:value-type="float">
            <text:p>0.134977459559798</text:p>
          </table:table-cell>
          <table:table-cell table:formula="of:=([.E32]-[.$K$33])/[.$K$33]" office:value-type="float" office:value="0.134977459559798" calcext:value-type="float">
            <text:p>0.134977459559798</text:p>
          </table:table-cell>
          <table:table-cell table:formula="of:=([.F32]-[.$K$33])/[.$K$33]" office:value-type="float" office:value="0.0847255369928401" calcext:value-type="float">
            <text:p>0.08472553699284</text:p>
          </table:table-cell>
          <table:table-cell table:formula="of:=([.G32]-[.$K$33])/[.$K$33]" office:value-type="float" office:value="0.0647043224608857" calcext:value-type="float">
            <text:p>0.064704322460886</text:p>
          </table:table-cell>
          <table:table-cell table:formula="of:=([.H32]-[.$K$33])/[.$K$33]" office:value-type="float" office:value="0.0597984619464333" calcext:value-type="float">
            <text:p>0.059798461946433</text:p>
          </table:table-cell>
          <table:table-cell table:formula="of:=([.I32]-[.$K$33])/[.$K$33]" office:value-type="float" office:value="0.0597984619464333" calcext:value-type="float">
            <text:p>0.059798461946433</text:p>
          </table:table-cell>
        </table:table-row>
        <table:table-row table:style-name="ro1">
          <table:table-cell office:value-type="float" office:value="35.1692328453064" calcext:value-type="float">
            <text:p>35.1692328453064</text:p>
          </table:table-cell>
          <table:table-cell office:value-type="float" office:value="8181" calcext:value-type="float">
            <text:p>8181</text:p>
          </table:table-cell>
          <table:table-cell office:value-type="float" office:value="8062" calcext:value-type="float">
            <text:p>8062</text:p>
          </table:table-cell>
          <table:table-cell table:number-columns-repeated="3" office:value-type="float" office:value="8044" calcext:value-type="float">
            <text:p>8044</text:p>
          </table:table-cell>
          <table:table-cell office:value-type="float" office:value="7980" calcext:value-type="float">
            <text:p>7980</text:p>
          </table:table-cell>
          <table:table-cell table:number-columns-repeated="2" office:value-type="float" office:value="7947" calcext:value-type="float">
            <text:p>7947</text:p>
          </table:table-cell>
          <table:table-cell/>
          <table:table-cell office:value-type="float" office:value="7542" calcext:value-type="float">
            <text:p>7542</text:p>
          </table:table-cell>
          <table:table-cell/>
          <table:table-cell table:formula="of:=([.B33]-[.$K$33])/[.$K$33]" office:value-type="float" office:value="0.0847255369928401" calcext:value-type="float">
            <text:p>0.08472553699284</text:p>
          </table:table-cell>
          <table:table-cell table:formula="of:=([.C33]-[.$K$33])/[.$K$33]" office:value-type="float" office:value="0.0689472288517635" calcext:value-type="float">
            <text:p>0.068947228851764</text:p>
          </table:table-cell>
          <table:table-cell table:formula="of:=([.D33]-[.$K$33])/[.$K$33]" office:value-type="float" office:value="0.0665605940068947" calcext:value-type="float">
            <text:p>0.066560594006895</text:p>
          </table:table-cell>
          <table:table-cell table:formula="of:=([.E33]-[.$K$33])/[.$K$33]" office:value-type="float" office:value="0.0665605940068947" calcext:value-type="float">
            <text:p>0.066560594006895</text:p>
          </table:table-cell>
          <table:table-cell table:formula="of:=([.F33]-[.$K$33])/[.$K$33]" office:value-type="float" office:value="0.0665605940068947" calcext:value-type="float">
            <text:p>0.066560594006895</text:p>
          </table:table-cell>
          <table:table-cell table:formula="of:=([.G33]-[.$K$33])/[.$K$33]" office:value-type="float" office:value="0.0580747812251392" calcext:value-type="float">
            <text:p>0.058074781225139</text:p>
          </table:table-cell>
          <table:table-cell table:formula="of:=([.H33]-[.$K$33])/[.$K$33]" office:value-type="float" office:value="0.0536992840095465" calcext:value-type="float">
            <text:p>0.053699284009547</text:p>
          </table:table-cell>
          <table:table-cell table:formula="of:=([.I33]-[.$K$33])/[.$K$33]" office:value-type="float" office:value="0.0536992840095465" calcext:value-type="float">
            <text:p>0.053699284009547</text:p>
          </table:table-cell>
        </table:table-row>
        <table:table-row table:style-name="ro1">
          <table:table-cell office:value-type="float" office:value="35.9584693908691" calcext:value-type="float">
            <text:p>35.9584693908691</text:p>
          </table:table-cell>
          <table:table-cell office:value-type="float" office:value="8187" calcext:value-type="float">
            <text:p>8187</text:p>
          </table:table-cell>
          <table:table-cell office:value-type="float" office:value="8183" calcext:value-type="float">
            <text:p>8183</text:p>
          </table:table-cell>
          <table:table-cell table:number-columns-repeated="2" office:value-type="float" office:value="8048" calcext:value-type="float">
            <text:p>8048</text:p>
          </table:table-cell>
          <table:table-cell office:value-type="float" office:value="8042" calcext:value-type="float">
            <text:p>8042</text:p>
          </table:table-cell>
          <table:table-cell office:value-type="float" office:value="8022" calcext:value-type="float">
            <text:p>8022</text:p>
          </table:table-cell>
          <table:table-cell office:value-type="float" office:value="7988" calcext:value-type="float">
            <text:p>7988</text:p>
          </table:table-cell>
          <table:table-cell office:value-type="float" office:value="7978" calcext:value-type="float">
            <text:p>7978</text:p>
          </table:table-cell>
          <table:table-cell table:number-columns-repeated="3"/>
          <table:table-cell table:formula="of:=([.B34]-[.$K$33])/[.$K$33]" office:value-type="float" office:value="0.0855210819411297" calcext:value-type="float">
            <text:p>0.08552108194113</text:p>
          </table:table-cell>
          <table:table-cell table:formula="of:=([.C34]-[.$K$33])/[.$K$33]" office:value-type="float" office:value="0.08499071864227" calcext:value-type="float">
            <text:p>0.08499071864227</text:p>
          </table:table-cell>
          <table:table-cell table:formula="of:=([.D34]-[.$K$33])/[.$K$33]" office:value-type="float" office:value="0.0670909573057544" calcext:value-type="float">
            <text:p>0.067090957305755</text:p>
          </table:table-cell>
          <table:table-cell table:formula="of:=([.E34]-[.$K$33])/[.$K$33]" office:value-type="float" office:value="0.0670909573057544" calcext:value-type="float">
            <text:p>0.067090957305755</text:p>
          </table:table-cell>
          <table:table-cell table:formula="of:=([.F34]-[.$K$33])/[.$K$33]" office:value-type="float" office:value="0.0662954123574649" calcext:value-type="float">
            <text:p>0.066295412357465</text:p>
          </table:table-cell>
          <table:table-cell table:formula="of:=([.G34]-[.$K$33])/[.$K$33]" office:value-type="float" office:value="0.0636435958631663" calcext:value-type="float">
            <text:p>0.063643595863166</text:p>
          </table:table-cell>
          <table:table-cell table:formula="of:=([.H34]-[.$K$33])/[.$K$33]" office:value-type="float" office:value="0.0591355078228587" calcext:value-type="float">
            <text:p>0.059135507822859</text:p>
          </table:table-cell>
          <table:table-cell table:formula="of:=([.I34]-[.$K$33])/[.$K$33]" office:value-type="float" office:value="0.0578095995757094" calcext:value-type="float">
            <text:p>0.057809599575709</text:p>
          </table:table-cell>
        </table:table-row>
        <table:table-row table:style-name="ro1">
          <table:table-cell office:value-type="float" office:value="35.9432482719421" calcext:value-type="float">
            <text:p>35.9432482719421</text:p>
          </table:table-cell>
          <table:table-cell office:value-type="float" office:value="8181" calcext:value-type="float">
            <text:p>8181</text:p>
          </table:table-cell>
          <table:table-cell office:value-type="float" office:value="8126" calcext:value-type="float">
            <text:p>8126</text:p>
          </table:table-cell>
          <table:table-cell office:value-type="float" office:value="8092" calcext:value-type="float">
            <text:p>8092</text:p>
          </table:table-cell>
          <table:table-cell table:number-columns-repeated="2" office:value-type="float" office:value="8077" calcext:value-type="float">
            <text:p>8077</text:p>
          </table:table-cell>
          <table:table-cell table:number-columns-repeated="2" office:value-type="float" office:value="8016" calcext:value-type="float">
            <text:p>8016</text:p>
          </table:table-cell>
          <table:table-cell office:value-type="float" office:value="8006" calcext:value-type="float">
            <text:p>8006</text:p>
          </table:table-cell>
          <table:table-cell table:number-columns-repeated="3"/>
          <table:table-cell table:formula="of:=([.B35]-[.$K$33])/[.$K$33]" office:value-type="float" office:value="0.0847255369928401" calcext:value-type="float">
            <text:p>0.08472553699284</text:p>
          </table:table-cell>
          <table:table-cell table:formula="of:=([.C35]-[.$K$33])/[.$K$33]" office:value-type="float" office:value="0.077433041633519" calcext:value-type="float">
            <text:p>0.077433041633519</text:p>
          </table:table-cell>
          <table:table-cell table:formula="of:=([.D35]-[.$K$33])/[.$K$33]" office:value-type="float" office:value="0.0729249535932114" calcext:value-type="float">
            <text:p>0.072924953593211</text:p>
          </table:table-cell>
          <table:table-cell table:formula="of:=([.E35]-[.$K$33])/[.$K$33]" office:value-type="float" office:value="0.0709360912224874" calcext:value-type="float">
            <text:p>0.070936091222487</text:p>
          </table:table-cell>
          <table:table-cell table:formula="of:=([.F35]-[.$K$33])/[.$K$33]" office:value-type="float" office:value="0.0709360912224874" calcext:value-type="float">
            <text:p>0.070936091222487</text:p>
          </table:table-cell>
          <table:table-cell table:formula="of:=([.G35]-[.$K$33])/[.$K$33]" office:value-type="float" office:value="0.0628480509148767" calcext:value-type="float">
            <text:p>0.062848050914877</text:p>
          </table:table-cell>
          <table:table-cell table:formula="of:=([.H35]-[.$K$33])/[.$K$33]" office:value-type="float" office:value="0.0628480509148767" calcext:value-type="float">
            <text:p>0.062848050914877</text:p>
          </table:table-cell>
          <table:table-cell table:formula="of:=([.I35]-[.$K$33])/[.$K$33]" office:value-type="float" office:value="0.0615221426677274" calcext:value-type="float">
            <text:p>0.061522142667727</text:p>
          </table:table-cell>
        </table:table-row>
        <table:table-row table:style-name="ro1">
          <table:table-cell office:value-type="float" office:value="35.8331925868988" calcext:value-type="float">
            <text:p>35.8331925868988</text:p>
          </table:table-cell>
          <table:table-cell office:value-type="float" office:value="7944" calcext:value-type="float">
            <text:p>7944</text:p>
          </table:table-cell>
          <table:table-cell table:number-columns-repeated="4" office:value-type="float" office:value="7939" calcext:value-type="float">
            <text:p>7939</text:p>
          </table:table-cell>
          <table:table-cell office:value-type="float" office:value="7906" calcext:value-type="float">
            <text:p>7906</text:p>
          </table:table-cell>
          <table:table-cell office:value-type="float" office:value="7825" calcext:value-type="float">
            <text:p>7825</text:p>
          </table:table-cell>
          <table:table-cell office:value-type="float" office:value="7808" calcext:value-type="float">
            <text:p>7808</text:p>
          </table:table-cell>
          <table:table-cell table:number-columns-repeated="3"/>
          <table:table-cell table:formula="of:=([.B36]-[.$K$33])/[.$K$33]" office:value-type="float" office:value="0.0533015115354018" calcext:value-type="float">
            <text:p>0.053301511535402</text:p>
          </table:table-cell>
          <table:table-cell table:formula="of:=([.C36]-[.$K$33])/[.$K$33]" office:value-type="float" office:value="0.0526385574118271" calcext:value-type="float">
            <text:p>0.052638557411827</text:p>
          </table:table-cell>
          <table:table-cell table:formula="of:=([.D36]-[.$K$33])/[.$K$33]" office:value-type="float" office:value="0.0526385574118271" calcext:value-type="float">
            <text:p>0.052638557411827</text:p>
          </table:table-cell>
          <table:table-cell table:formula="of:=([.E36]-[.$K$33])/[.$K$33]" office:value-type="float" office:value="0.0526385574118271" calcext:value-type="float">
            <text:p>0.052638557411827</text:p>
          </table:table-cell>
          <table:table-cell table:formula="of:=([.F36]-[.$K$33])/[.$K$33]" office:value-type="float" office:value="0.0526385574118271" calcext:value-type="float">
            <text:p>0.052638557411827</text:p>
          </table:table-cell>
          <table:table-cell table:formula="of:=([.G36]-[.$K$33])/[.$K$33]" office:value-type="float" office:value="0.0482630601962344" calcext:value-type="float">
            <text:p>0.048263060196235</text:p>
          </table:table-cell>
          <table:table-cell table:formula="of:=([.H36]-[.$K$33])/[.$K$33]" office:value-type="float" office:value="0.0375232033943251" calcext:value-type="float">
            <text:p>0.037523203394325</text:p>
          </table:table-cell>
          <table:table-cell table:formula="of:=([.I36]-[.$K$33])/[.$K$33]" office:value-type="float" office:value="0.0352691593741713" calcext:value-type="float">
            <text:p>0.0352691593741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 AVERAGE([.A2:.A36])" office:value-type="float" office:value="112.497814634868" calcext:value-type="float">
            <text:p>112.497814634868</text:p>
          </table:table-cell>
          <table:table-cell table:number-columns-repeated="11"/>
          <table:table-cell table:formula="of:=AVERAGE([.M2:.M36])" office:value-type="float" office:value="0.16813628570006" calcext:value-type="float">
            <text:p>0.16813628570006</text:p>
          </table:table-cell>
          <table:table-cell table:formula="of:=AVERAGE([.N2:.N36])" office:value-type="float" office:value="0.164066356068818" calcext:value-type="float">
            <text:p>0.164066356068818</text:p>
          </table:table-cell>
          <table:table-cell table:formula="of:=AVERAGE([.O2:.O36])" office:value-type="float" office:value="0.158885022124793" calcext:value-type="float">
            <text:p>0.158885022124793</text:p>
          </table:table-cell>
          <table:table-cell table:formula="of:=AVERAGE([.P2:.P36])" office:value-type="float" office:value="0.152305079482779" calcext:value-type="float">
            <text:p>0.152305079482779</text:p>
          </table:table-cell>
          <table:table-cell table:formula="of:=AVERAGE([.Q2:.Q36])" office:value-type="float" office:value="0.147174423110327" calcext:value-type="float">
            <text:p>0.147174423110327</text:p>
          </table:table-cell>
          <table:table-cell table:formula="of:=AVERAGE([.R2:.R36])" office:value-type="float" office:value="0.144365557689504" calcext:value-type="float">
            <text:p>0.144365557689504</text:p>
          </table:table-cell>
          <table:table-cell table:formula="of:=AVERAGE([.S2:.S36])" office:value-type="float" office:value="0.141618724621279" calcext:value-type="float">
            <text:p>0.141618724621279</text:p>
          </table:table-cell>
          <table:table-cell table:formula="of:=AVERAGE([.T2:.T36])" office:value-type="float" office:value="0.138932221862828" calcext:value-type="float">
            <text:p>0.138932221862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5:13:24.475893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6-09T15:16:12.233117650</dc:date>
    <meta:editing-duration>PT17M18S</meta:editing-duration>
    <meta:editing-cycles>6</meta:editing-cycles>
    <meta:document-statistic meta:table-count="1" meta:cell-count="626" meta:object-count="0"/>
  </office:meta>
</office:document-meta>
</file>